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egoe UI" svg:font-family="'Segoe UI'" style:font-adornments="Normalny"/>
    <style:font-face style:name="PT Serif" svg:font-family="'PT Serif'" style:font-family-generic="roman"/>
    <style:font-face style:name="PT Sans Caption" svg:font-family="'PT Sans Caption'" style:font-family-generic="swiss"/>
    <style:font-face style:name="Consolas1" svg:font-family="Consolas" style:font-family-generic="modern" style:font-pitch="fixed"/>
    <style:font-face style:name="Consolas" svg:font-family="Consolas" style:font-adornments="Regularna" style:font-family-generic="modern" style:font-pitch="fixed"/>
    <style:font-face style:name="PT Sans Caption2" svg:font-family="'PT Sans Caption'" style:font-adornments="Pogrubiona" style:font-family-generic="swiss" style:font-pitch="variable"/>
    <style:font-face style:name="PT Sans Caption1" svg:font-family="'PT Sans Caption'" style:font-adornments="Regularna" style:font-family-generic="swiss"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officeooo:paragraph-rsid="00af340e"/>
    </style:style>
    <style:style style:name="P2" style:family="paragraph" style:parent-style-name="Header">
      <style:paragraph-properties fo:text-align="start" style:justify-single-word="false"/>
      <style:text-properties officeooo:paragraph-rsid="0093bd40"/>
    </style:style>
    <style:style style:name="P3" style:family="paragraph" style:parent-style-name="Header">
      <style:paragraph-properties fo:text-align="start" style:justify-single-word="false"/>
      <style:text-properties officeooo:paragraph-rsid="00c7cb4b"/>
    </style:style>
    <style:style style:name="P4" style:family="paragraph" style:parent-style-name="Footer">
      <style:text-properties officeooo:rsid="00466ec3" officeooo:paragraph-rsid="0154e9d9"/>
    </style:style>
    <style:style style:name="P5" style:family="paragraph" style:parent-style-name="Footer">
      <style:text-properties officeooo:rsid="00466ec3" officeooo:paragraph-rsid="01b14861"/>
    </style:style>
    <style:style style:name="P6" style:family="paragraph" style:parent-style-name="Footer">
      <style:text-properties officeooo:rsid="00466ec3" officeooo:paragraph-rsid="00c7cb4b"/>
    </style:style>
    <style:style style:name="P7" style:family="paragraph" style:parent-style-name="Header_20_left">
      <style:paragraph-properties fo:break-before="page"/>
      <style:text-properties officeooo:rsid="0049b991" officeooo:paragraph-rsid="0049b991"/>
    </style:style>
    <style:style style:name="P8" style:family="paragraph" style:parent-style-name="Text_20_body">
      <style:text-properties officeooo:rsid="0049b991" officeooo:paragraph-rsid="0049b991"/>
    </style:style>
    <style:style style:name="P9" style:family="paragraph" style:parent-style-name="Text_20_body">
      <style:text-properties officeooo:rsid="01b5efea" officeooo:paragraph-rsid="01b5efea"/>
    </style:style>
    <style:style style:name="P10" style:family="paragraph" style:parent-style-name="Text_20_body">
      <style:text-properties officeooo:paragraph-rsid="01b5efea"/>
    </style:style>
    <style:style style:name="P11" style:family="paragraph" style:parent-style-name="Treść_20_tekstu_20_-_20_definicja">
      <style:text-properties officeooo:paragraph-rsid="01b5efea"/>
    </style:style>
    <style:style style:name="P12" style:family="paragraph" style:parent-style-name="Listing" style:list-style-name="Numeracja_20_Kodu">
      <style:text-properties officeooo:paragraph-rsid="01b5efea"/>
    </style:style>
    <style:style style:name="P13"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14" style:family="paragraph" style:parent-style-name="Numbering_20_3">
      <style:text-properties officeooo:rsid="01b57eb1" officeooo:paragraph-rsid="01b57eb1"/>
    </style:style>
    <style:style style:name="P15" style:family="paragraph" style:parent-style-name="Title" style:master-page-name="First_20_Page">
      <style:paragraph-properties style:page-number="auto"/>
      <style:text-properties officeooo:rsid="01b57eb1" officeooo:paragraph-rsid="01b57eb1"/>
    </style:style>
    <style:style style:name="P16" style:family="paragraph" style:parent-style-name="Contents_20_2">
      <style:paragraph-properties>
        <style:tab-stops>
          <style:tab-stop style:position="1.251cm"/>
          <style:tab-stop style:position="17cm" style:type="right" style:leader-style="dotted" style:leader-text="."/>
        </style:tab-stops>
      </style:paragraph-properties>
    </style:style>
    <style:style style:name="P17" style:family="paragraph" style:parent-style-name="Heading_20_1">
      <style:text-properties officeooo:rsid="01b5efea" officeooo:paragraph-rsid="01b5efea"/>
    </style:style>
    <style:style style:name="P18" style:family="paragraph" style:parent-style-name="Heading_20_1" style:master-page-name="Standard">
      <style:paragraph-properties style:page-number="auto"/>
      <style:text-properties officeooo:rsid="0156b538" officeooo:paragraph-rsid="0156b538"/>
    </style:style>
    <style:style style:name="P19" style:family="paragraph" style:parent-style-name="Standard">
      <style:paragraph-properties fo:break-before="page"/>
      <style:text-properties officeooo:rsid="01b57eb1" officeooo:paragraph-rsid="01b57eb1"/>
    </style:style>
    <style:style style:name="P20" style:family="paragraph" style:parent-style-name="Standard">
      <style:text-properties officeooo:rsid="01b57eb1" officeooo:paragraph-rsid="01b57eb1"/>
    </style:style>
    <style:style style:name="T1" style:family="text">
      <style:text-properties officeooo:rsid="0154e9d9"/>
    </style:style>
    <style:style style:name="T2" style:family="text">
      <style:text-properties officeooo:rsid="00a65569"/>
    </style:style>
    <style:style style:name="T3" style:family="text">
      <style:text-properties officeooo:rsid="00a42221"/>
    </style:style>
    <style:style style:name="T4" style:family="text">
      <style:text-properties officeooo:rsid="01b57eb1"/>
    </style:style>
    <style:style style:name="T5" style:family="text">
      <style:text-properties officeooo:rsid="01b5efea"/>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5">JAX-RS: Java™ API for RESTful Web Services</text:p>
      <text:p text:style-name="Text_20_body"><text:span text:style-name="T4">Version 2.0 Final Release</text:span></text:p>
      <text:p text:style-name="Text_20_body"><text:span text:style-name="T4">May 22, 2013</text:span></text:p>
      <text:p text:style-name="Text_20_body"><text:span text:style-name="T4"/></text:p>
      <text:p text:style-name="Text_20_body"><text:span text:style-name="T4">Editors:</text:span></text:p>
      <text:p text:style-name="Text_20_body"><text:span text:style-name="T4">Santiago Pericas-Geertsen</text:span></text:p>
      <text:p text:style-name="Text_20_body"><text:span text:style-name="T4">Marek Potociar</text:span></text:p>
      <text:p text:style-name="Text_20_body"><text:span text:style-name="T4"/></text:p>
      <text:p text:style-name="Text_20_body"><text:span text:style-name="T4">Comments to: users@jax-rs-spec.java.net</text:span></text:p>
      <text:p text:style-name="Text_20_body"/>
      <text:p text:style-name="Text_20_body"><text:span text:style-name="Emphasis"><text:span text:style-name="T4">Oracle Corporation</text:span></text:span></text:p>
      <text:p text:style-name="Text_20_body"><text:span text:style-name="Emphasis"><text:span text:style-name="T4">500 Oracle Parkway, Redwood Shores, CA 94065 USA.</text:span></text:span></text:p>
      <text:p text:style-name="P19"><text:span text:style-name="Strong_20_Emphasis">JSR-339 Java™ API for RESTful Web Services (“Specification”)</text:span></text:p>
      <text:p text:style-name="P20"><text:span text:style-name="Strong_20_Emphasis">Version: 2.0</text:span></text:p>
      <text:p text:style-name="P20"><text:span text:style-name="Strong_20_Emphasis">Status: Final Release</text:span></text:p>
      <text:p text:style-name="P20"><text:span text:style-name="Strong_20_Emphasis">Release: May 22, 2013</text:span></text:p>
      <text:p text:style-name="P20"><text:span text:style-name="Strong_20_Emphasis">Copyright 2011-2013 Oracle America, Inc. (“Oracle”)</text:span></text:p>
      <text:p text:style-name="P20"><text:span text:style-name="Strong_20_Emphasis">500 Oracle Parkway, Redwood Shores, California 94065, U.S.A</text:span></text:p>
      <text:p text:style-name="P20"><text:span text:style-name="Strong_20_Emphasis">All rights reserved.</text:span></text:p>
      <text:p text:style-name="P20"/>
      <text:p text:style-name="P20"><text:span text:style-name="Strong_20_Emphasis">LIMITED LICENSE GRANTS</text:span></text:p>
      <text:p text:style-name="P20"><text:span text:style-name="Strong_20_Emphasis"/></text:p>
      <text:list xml:id="list6249748251044109773" text:style-name="Numbering_20_3">
        <text:list-item>
          <text:p text:style-name="Numbering_20_3">License for Evaluation Purposes. Oracle hereby grants you a fully-paid, non-exclusive, non-transferable, <text:span text:style-name="T4">worldwide, limited license (without the right to sublicense), under Oracle’s applicable intellectual property rights to view, download, use and reproduce the Specification only for the purpose of internal evaluation. This includes (I) developing applications intended to run on an implementation of the Specification, provided that such applications do not themselves implement any portion(s) of the Specification, and (ii) discussing the Specification with any third party; and (iii) excerpting brief portions of the Specification in oral or written communications which discuss the Specification provided that such excerpts do not in the aggregate constitute a significant portion of the Specification.</text:span></text:p>
        </text:list-item>
        <text:list-item>
          <text:p text:style-name="P14">License for the Distribution of Compliant Implementations. Oracle also grants you a perpetual, non-exclusive, non-transferable, worldwide, fully paid-up, royalty free, limited license (without the right to sublicense) under any applicable copyrights or, subject to the provisions of subsection 4 below, patent rights it may have covering the Specification to create and/or distribute an Independent Implementation of the Specification that: (a) fully implements the Specification including all its required interfaces and functionality; (b) does not modify, subset, superset or otherwise extend the Licensor Name Space, or include any public or protected packages, classes, Java interfaces, fields or methods within the Licensor Name Space other than those required/authorized by the Specification or Specifications being implemented; and (c) passes the Technology Compatibility Kit (including satisfying the requirements of the applicable TCK Users Guide) for such Specification (”Compliant Implementation”). In addition, the foregoing license is expressly conditioned on your not acting outside its scope. No license is granted hereunder for any other purpose (including, for example, modifying the Specification, other than to the extent of your fair use rights, or distributing the Specification to third parties). Also, no right, title, or interest in or to any trademarks, service marks, or trade names of Oracle or Oracle’s licensors is granted hereunder. Java, and Java-related logos, marks and names are trademarks or registered trademarks of Oracle America, Inc. in the U.S. and other countries.</text:p>
        </text:list-item>
        <text:list-item>
          <text:p text:style-name="P14">Pass-through Conditions. You need not include limitations (a)-(c) from the previous paragraph or any other particular ”pass through” requirements in any license You grant concerning the use of your Independent Implementation or products derived from it. However, except with respect to Independent Implementations (and products derived from them) that satisfy limitations (a)-(c) from the previous paragraph, You may neither: (a) grant or otherwise pass through to your licensees any licenses under Oracles applicable intellectual property rights; nor (b) authorize your licensees to make any claims concerning their implementation’s compliance with the Specification in question.</text:p>
        </text:list-item>
        <text:list-item>
          <text:p text:style-name="P14">Reciprocity Concerning Patent Licenses.</text:p>
          <text:list>
            <text:list-item>
              <text:p text:style-name="P14">With respect to any patent claims covered by the license granted under subparagraph 2 above that would be infringed by all technically feasible implementations of the Specification, such license is conditioned upon your offering on fair, reasonable and non-discriminatory terms, to any party seeking it from You, a perpetual, non-exclusive, non-transferable, worldwide license under Your patent rights which are or would be infringed by all technically feasible implementations of the Specification to develop, distribute and use a Compliant Implementation.</text:p>
            </text:list-item>
            <text:list-item>
              <text:p text:style-name="P14">With respect to any patent claims owned by Oracle and covered by the license granted under subparagraph 2, whether or not their infringement can be avoided in a technically feasible manner when implementing the Specification, such license shall terminate with respect to such claims if You initiate a claim against Oracle that it has, in the course of performing its responsibilities as the Specification Lead, induced any other entity to infringe Your patent rights.</text:p>
            </text:list-item>
            <text:list-item>
              <text:p text:style-name="P14"><text:soft-page-break/>Also with respect to any patent claims owned by Oracle and covered by the license granted under subparagraph 2 above, where the infringement of such claims can be avoided in a technically feasible manner when implementing the Specification such license, with respect to such claims, shall terminate if You initiate a claim against Oracle that its making, having made, using, offering to sell, selling or importing a Compliant Implementation infringes Your patent rights.</text:p>
            </text:list-item>
          </text:list>
        </text:list-item>
        <text:list-item>
          <text:p text:style-name="P14">Definitions. For the purposes of this Agreement: ”Independent Implementation” shall mean an implementation of the Specification that neither derives from any of Oracle’s source code or binary code materials nor, except with an appropriate and separate license from Oracle, includes any of Oracle’s source code or binary code materials; ”Licensor Name Space” shall mean the public class or interface declarations whose names begin with ”java”, ”javax”, ”com.sun”, com.oracle or their equivalents in any subsequent naming convention adopted by Oracle through the Java Community Process, or any recognized successors or replacements thereof; and ”Technology Compatibility Kit” or ”TCK” shall mean the test suite and accompanying TCK User’s Guide provided by Oracle which corresponds to the Specification and that was available either (i) from Oracle 120 days before the first release of Your Independent Implementation that allows its use for commercial purposes, or (ii) more recently than 120 days from such release but against which You elect to test Your implementation of the Specification.</text:p>
        </text:list-item>
      </text:list>
      <text:p text:style-name="Standard"/>
      <text:p text:style-name="P20">This Agreement will terminate immediately without notice from Oracle if you breach the Agreement or act outside the scope of the licenses granted above.</text:p>
      <text:p text:style-name="P20"/>
      <text:p text:style-name="P20"><text:span text:style-name="Strong_20_Emphasis">DISCLAIMER OF WARRANTIES</text:span></text:p>
      <text:p text:style-name="P20"/>
      <text:p text:style-name="P20">THE SPECIFICATION IS PROVIDED ”AS IS”. ORACLE MAKES NO REPRESENTATIONS OR WARRANTIES, EITHER EXPRESS OR IMPLIED, INCLUDING BUT NOT LIMITED TO, WARRANTIES OF MERCHANTABILITY, FITNESS FOR A PARTICULAR PURPOSE, NON-INFRINGEMENT (INCLUDING AS A CONSEQUENCE OF ANY PRACTICE OR IMPLEMENTATION OF THE SPECIFICATION), OR THAT THE CONTENTS OF THE SPECIFICATION ARE SUITABLE FOR ANY PURPOSE. This document does not represent any commitment to release or implement any portion of the Specification in any product. In addition, the Specification could include technical inaccuracies or typographical errors.</text:p>
      <text:p text:style-name="P20"/>
      <text:p text:style-name="P20"><text:span text:style-name="Strong_20_Emphasis">LIMITATION OF LIABILITY</text:span></text:p>
      <text:p text:style-name="P20"><text:span text:style-name="Strong_20_Emphasis"/></text:p>
      <text:p text:style-name="P20">TO THE EXTENT NOT PROHIBITED BY LAW, IN NO EVENT WILL ORACLE OR ITS LICENSORS BE LIABLE FOR ANY DAMAGES, INCLUDING WITHOUT LIMITATION, LOST REVENUE, PROFITS OR DATA, OR FOR SPECIAL, INDIRECT, CONSEQUENTIAL, INCIDENTAL OR PUNITIVE DAMAGES, HOWEVER CAUSED AND REGARDLESS OF THE THEORY OF LIABILITY, ARISING OUT OF OR RELATED IN ANY WAY TO YOUR HAVING, IMPLEMENTING OR OTHERWISE USING THE SPECIFICATION, EVEN IF ORACLE AND/OR ITS LICENSORS HAVE BEEN ADVISED OF THE POSSIBILITY OF SUCH DAMAGES. You will indemnify, hold harmless, and defend Oracle and its licensors from any claims arising or resulting from: (i) your use of the Specification; (ii) the use or distribution of your Java application, applet and/or implementation; and/or (iii) any claims that later versions or releases of any Specification furnished to you are incompatible with the Specification provided to you under this license.</text:p>
      <text:p text:style-name="P20"/>
      <text:p text:style-name="P20"><text:span text:style-name="Strong_20_Emphasis">RESTRICTED RIGHTS LEGEND</text:span></text:p>
      <text:p text:style-name="P20"><text:span text:style-name="Strong_20_Emphasis"/></text:p>
      <text:p text:style-name="P20">U.S. Government: If this Specification is being acquired by or on behalf of the U.S. Government or by a U.S. Government prime contractor or subcontractor (at any tier), then the Government’s rights in the Software and accompanying documentation shall be only as set forth in this license; this is in accordance with 48 C.F.R. 227.7201 through 227.7202-4 (for Department of Defense (DoD) acquisitions) and with 48 C.F.R. 2.101 and 12.212 (for non-DoD acquisitions).</text:p>
      <text:p text:style-name="P20"/>
      <text:p text:style-name="P20"><text:span text:style-name="Strong_20_Emphasis">REPORT</text:span></text:p>
      <text:p text:style-name="P20"><text:span text:style-name="Strong_20_Emphasis"/></text:p>
      <text:p text:style-name="P20">If you provide Oracle with any comments or suggestions concerning the Specification (”Feedback”), you <text:soft-page-break/>hereby: (I) agree that such Feedback is provided on a non-proprietary and non-confidential basis, and (ii) grant Oracle a perpetual, non-exclusive, worldwide, fully paid-up, irrevocable license, with the right to sublicense through multiple levels of sublicensees, to incorporate, disclose, and use without limitation the Feedback for any purpose.</text:p>
      <text:p text:style-name="P20"/>
      <text:p text:style-name="P20"><text:span text:style-name="Strong_20_Emphasis">GENERAL TERMS</text:span></text:p>
      <text:p text:style-name="P20"><text:span text:style-name="Strong_20_Emphasis"/></text:p>
      <text:p text:style-name="P20">Any action related to this Agreement will be governed by California law and controlling U.S. federal law. The U.N. Convention for the International Sale of Goods and the choice of law rules of any jurisdiction will not apply. The Specification is subject to U.S. export control laws and may be subject to export or import regulations in other countries. Licensee agrees to comply strictly with all such laws and regulations and acknowledges that it has the responsibility to obtain such licenses to export, re-export or import as may be required after delivery to Licensee.</text:p>
      <text:p text:style-name="P20"/>
      <text:p text:style-name="P20">This Agreement is the parties’ entire agreement relating to its subject matter. It supersedes all prior or contemporaneous oral or written communications, proposals, conditions, representations and warranties and prevails over any conflicting or additional terms of any quote, order, acknowledgment, or other communication between the parties relating to its subject matter during the term of this Agreement. No modification to this Agreement will be binding, unless in writing and signed by an authorized representative of each party.</text:p>
      <text:p text:style-name="P20"/>
      <text:p text:style-name="P20">Rev. December, 2010</text:p>
      <text:p text:style-name="P7"><text:span text:style-name="T3">C</text:span>ontents</text:p>
      <text:table-of-content text:style-name="Sect1" text:protected="true" text:name="Spis treści1">
        <text:table-of-content-source text:outline-level="3">
          <text:index-title-template text:style-name="Contents_20_Heading"/>
          <text:table-of-content-entry-template text:outline-level="1" text:style-name="Contents_20_1">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5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49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15252_1063150506" text:style-name="Index_20_Link" text:visited-style-name="Index_20_Link">1<text:tab/>Introduction<text:tab/>6</text:a></text:p>
          <text:p text:style-name="P16"><text:a xlink:type="simple" xlink:href="#__RefHeading__23487_1650865401" text:style-name="Index_20_Link" text:visited-style-name="Index_20_Link">1.1<text:tab/>Status<text:tab/>6</text:a></text:p>
          <text:p text:style-name="P16"><text:a xlink:type="simple" xlink:href="#__RefHeading__23489_1650865401" text:style-name="Index_20_Link" text:visited-style-name="Index_20_Link">1.2<text:tab/>Goals<text:tab/>6</text:a></text:p>
          <text:p text:style-name="P16"><text:a xlink:type="simple" xlink:href="#__RefHeading__23491_1650865401" text:style-name="Index_20_Link" text:visited-style-name="Index_20_Link">1.3<text:tab/>Non-Goals<text:tab/>7</text:a></text:p>
          <text:p text:style-name="P16"><text:a xlink:type="simple" xlink:href="#__RefHeading__23493_1650865401" text:style-name="Index_20_Link" text:visited-style-name="Index_20_Link">1.4<text:tab/>Conventions<text:tab/>7</text:a></text:p>
          <text:p text:style-name="P16"><text:a xlink:type="simple" xlink:href="#__RefHeading__23495_1650865401" text:style-name="Index_20_Link" text:visited-style-name="Index_20_Link">1.5<text:tab/>Terminology<text:tab/>7</text:a></text:p>
          <text:p text:style-name="P16"><text:a xlink:type="simple" xlink:href="#__RefHeading__23497_1650865401" text:style-name="Index_20_Link" text:visited-style-name="Index_20_Link">1.6<text:tab/>Expert Group Members<text:tab/>8</text:a></text:p>
          <text:p text:style-name="P16"><text:a xlink:type="simple" xlink:href="#__RefHeading__23499_1650865401" text:style-name="Index_20_Link" text:visited-style-name="Index_20_Link">1.7<text:tab/>Acknowledgements<text:tab/>9</text:a></text:p>
          <text:p text:style-name="P13"><text:a xlink:type="simple" xlink:href="#__RefHeading__23501_1650865401" text:style-name="Index_20_Link" text:visited-style-name="Index_20_Link">2<text:tab/>Applications<text:tab/>10</text:a></text:p>
        </text:index-body>
      </text:table-of-content>
      <text:p text:style-name="P8"/>
      <text:h text:style-name="P18" text:outline-level="1"><text:bookmark-start text:name="__RefHeading__15252_1063150506"/>Introduction<text:bookmark-end text:name="__RefHeading__15252_1063150506"/></text:h>
      <text:p text:style-name="P9">This specification defines a set of Java APIs for the development of Web services built according to the Representational State Transfer[1] (REST) architectural style. Readers are assumed to be familiar with REST; for more information about the REST architectural style and RESTful Web services, see:</text:p>
      <text:list xml:id="list5416112157979683594" text:style-name="List_20_1">
        <text:list-item>
          <text:p text:style-name="List_20_1">Architectural Styles and the Design of Network-based Software Architectures[1]</text:p>
        </text:list-item>
        <text:list-item>
          <text:p text:style-name="List_20_1">The REST Wiki[2]</text:p>
        </text:list-item>
        <text:list-item>
          <text:p text:style-name="List_20_1">Representational State Transfer on Wikipedia[3]</text:p>
        </text:list-item>
      </text:list>
      <text:h text:style-name="Heading_20_2" text:outline-level="2"><text:bookmark-start text:name="__RefHeading__23487_1650865401"/><text:span text:style-name="T5">S</text:span>tatus<text:bookmark-end text:name="__RefHeading__23487_1650865401"/></text:h>
      <text:p text:style-name="P9">This is the final release of version 2.0. The issue tracking system for this release can be found at:</text:p>
      <text:list xml:id="list110625213156434" text:continue-numbering="true" text:style-name="List_20_1">
        <text:list-header>
          <text:p text:style-name="List_20_1"><text:span text:style-name="Example">http://java.net/jira/browse/JAX_RS_SPEC</text:span></text:p>
        </text:list-header>
      </text:list>
      <text:p text:style-name="P9">The corresponding Javadocs can be found online at:</text:p>
      <text:list xml:id="list110625214160549" text:continue-numbering="true" text:style-name="List_20_1">
        <text:list-header>
          <text:p text:style-name="List_20_1"><text:span text:style-name="Example">http://jax-rs-spec.java.net/</text:span></text:p>
        </text:list-header>
      </text:list>
      <text:p text:style-name="P9">The reference implementation can be obtained from:</text:p>
      <text:list xml:id="list110625215150850" text:continue-numbering="true" text:style-name="List_20_1">
        <text:list-header>
          <text:p text:style-name="List_20_1"><text:span text:style-name="Example">http://jersey.java.net/</text:span></text:p>
        </text:list-header>
      </text:list>
      <text:p text:style-name="P9">The expert group seeks feedback from the community on any aspect of this specification, please send comments to:</text:p>
      <text:list xml:id="list110625215160414" text:continue-numbering="true" text:style-name="List_20_1">
        <text:list-header>
          <text:p text:style-name="List_20_1"><text:span text:style-name="Example">users@jax-rs-spec.java.net</text:span></text:p>
        </text:list-header>
      </text:list>
      <text:h text:style-name="Heading_20_2" text:outline-level="2"><text:bookmark-start text:name="__RefHeading__23489_1650865401"/>Goals<text:bookmark-end text:name="__RefHeading__23489_1650865401"/></text:h>
      <text:p text:style-name="P9">The following are the goals of the API:</text:p>
      <text:p text:style-name="Treść_20_tekstu_20_-_20_definicja"><text:span text:style-name="Strong_20_Emphasis">POJO-based</text:span> The API will provide a set of annotations and associated classes/interfaces that may be used with POJOs in order to expose them as Web resources. The specification will define object lifecycle and scope.</text:p>
      <text:p text:style-name="Treść_20_tekstu_20_-_20_definicja"><text:span text:style-name="Strong_20_Emphasis">HTTP-centric</text:span> The specification will assume HTTP[4] is the underlying network protocol and will provide a clear mapping between HTTP and URI[5] elements and the corresponding API classes and annotations. The API will provide high level support for common HTTP usage patterns and will be sufficiently flexible to support a variety of HTTP applications including WebDAV[6] and the Atom Publishing Protocol[7].</text:p>
      <text:p text:style-name="Treść_20_tekstu_20_-_20_definicja"><text:span text:style-name="Strong_20_Emphasis">Format independence</text:span> The API will be applicable to a wide variety of HTTP entity body content types. It will provide the necessary pluggability to allow additional types to be added by an application in a standard manner.</text:p>
      <text:p text:style-name="Treść_20_tekstu_20_-_20_definicja"><text:span text:style-name="Strong_20_Emphasis">Container independence</text:span> Artifacts using the API will be deployable in a variety of Web-tier containers. The specification will define how artifacts are deployed in a Servlet[8] container and as a JAX-WS[9] Provider.</text:p>
      <text:p text:style-name="Treść_20_tekstu_20_-_20_definicja"><text:soft-page-break/><text:span text:style-name="Strong_20_Emphasis">Inclusion in Java EE</text:span> The specification will define the environment for a Web resource class hosted in a <text:span text:style-name="T5">Java EE container and will specify how to use Java EE features and components within a Web resource class.</text:span></text:p>
      <text:h text:style-name="Heading_20_2" text:outline-level="2"><text:bookmark-start text:name="__RefHeading__23491_1650865401"/><text:span text:style-name="T5">N</text:span>on-Goals<text:bookmark-end text:name="__RefHeading__23491_1650865401"/></text:h>
      <text:p text:style-name="P9">The following are non-goals:</text:p>
      <text:p text:style-name="Treść_20_tekstu_20_-_20_definicja"><text:span text:style-name="Strong_20_Emphasis">Support for Java versions prior to J2SE 6.0</text:span> The API will make extensive use of annotations and will require J2SE 6.0 or later.</text:p>
      <text:p text:style-name="Treść_20_tekstu_20_-_20_definicja"><text:span text:style-name="Strong_20_Emphasis">Description, registration and discovery</text:span> The specification will neither define nor require any service description, registration or discovery capability.</text:p>
      <text:p text:style-name="Treść_20_tekstu_20_-_20_definicja"><text:span text:style-name="Strong_20_Emphasis">HTTP Stack</text:span> The specification will not define a new HTTP stack. HTTP protocol support is provided by a container that hosts artifacts developed using the API.</text:p>
      <text:p text:style-name="Treść_20_tekstu_20_-_20_definicja"><text:span text:style-name="Strong_20_Emphasis">Data model/format classes</text:span> The API will not define classes that support manipulation of entity body content, <text:span text:style-name="T5">rather it will provide pluggability to allow such classes to be used by artifacts developed using the API.</text:span></text:p>
      <text:h text:style-name="Heading_20_2" text:outline-level="2"><text:bookmark-start text:name="__RefHeading__23493_1650865401"/>Conventions<text:bookmark-end text:name="__RefHeading__23493_1650865401"/></text:h>
      <text:p text:style-name="P9">The keywords ‘MUST’, ‘MUST NOT’, ‘REQUIRED’, ‘SHALL’, ‘SHALL NOT’, ‘SHOULD’, ‘SHOULD NOT’, ‘RECOMMENDED’, ‘MAY’, and ‘OPTIONAL’ in this document are to be interpreted as described in RFC 2119[10].</text:p>
      <text:p text:style-name="P10"><text:span text:style-name="T5">Figure 1.1: Example Java Code</text:span></text:p>
      <text:list xml:id="list5593908143341304534" text:style-name="Numeracja_20_Kodu">
        <text:list-item>
          <text:p text:style-name="Listing">package com.example.hello;</text:p>
        </text:list-item>
        <text:list-item>
          <text:p text:style-name="Listing"/>
        </text:list-item>
        <text:list-item>
          <text:p text:style-name="Listing">public class Hello {</text:p>
        </text:list-item>
        <text:list-item>
          <text:p text:style-name="Listing"><text:s text:c="3"/>public static void main(String args[]) {</text:p>
        </text:list-item>
        <text:list-item>
          <text:p text:style-name="P12"><text:span text:style-name="T5"><text:s text:c="6"/>S</text:span>ystem.out.println("Hello World");</text:p>
        </text:list-item>
        <text:list-item>
          <text:p text:style-name="P12"><text:s text:c="3"/>}</text:p>
        </text:list-item>
        <text:list-item>
          <text:p text:style-name="Listing">}</text:p>
        </text:list-item>
      </text:list>
      <text:p text:style-name="P9">Java code and sample data fragments are formatted as shown in figure 1.1:</text:p>
      <text:p text:style-name="P9">URIs of the general form ‘<text:span text:style-name="Example">http://example.org/...</text:span>’ and ‘<text:span text:style-name="Example">http://example.com/...</text:span>’ represent application or context-dependent URIs.</text:p>
      <text:p text:style-name="P9">All parts of this specification are normative, with the exception of examples, notes and sections explicitly marked as ‘Non-Normative’. Non-normative notes are formatted as shown below.</text:p>
      <text:p text:style-name="P9"><text:span text:style-name="Strong_20_Emphasis">Note</text:span>: <text:span text:style-name="Emphasis">This is a note</text:span>.</text:p>
      <text:h text:style-name="Heading_20_2" text:outline-level="2"><text:bookmark-start text:name="__RefHeading__23495_1650865401"/>Terminology<text:bookmark-end text:name="__RefHeading__23495_1650865401"/></text:h>
      <text:p text:style-name="Treść_20_tekstu_20_-_20_definicja"><text:span text:style-name="Strong_20_Emphasis">Resource</text:span> class A Java class that uses JAX-RS annotations to implement a corresponding Web resource, see Chapter 3.</text:p>
      <text:p text:style-name="Treść_20_tekstu_20_-_20_definicja"><text:span text:style-name="Strong_20_Emphasis">Root resource</text:span> class A resource class annotated with <text:span text:style-name="Example">@Path</text:span>. Root resource classes provide the roots of the resource class tree and provide access to sub-resources, see Chapter 3.</text:p>
      <text:p text:style-name="Treść_20_tekstu_20_-_20_definicja"><text:span text:style-name="Strong_20_Emphasis">Request method designator</text:span> A runtime annotation annotated with <text:span text:style-name="Example">@HttpMethod</text:span>. Used to identify the HTTP request method to be handled by a resource method.</text:p>
      <text:p text:style-name="Treść_20_tekstu_20_-_20_definicja"><text:soft-page-break/><text:span text:style-name="Strong_20_Emphasis">Resource method</text:span> A method of a resource class annotated with a request method designator that is used to handle requests on the corresponding resource, see Section 3.3.</text:p>
      <text:p text:style-name="Treść_20_tekstu_20_-_20_definicja"><text:span text:style-name="Strong_20_Emphasis">Sub-resource locator</text:span> A method of a resource class that is used to locate sub-resources of the corresponding resource, see Section 3.4.1.</text:p>
      <text:p text:style-name="Treść_20_tekstu_20_-_20_definicja"><text:span text:style-name="Strong_20_Emphasis">Sub-resource method</text:span> A method of a resource class that is used to handle requests on a sub-resource of the corresponding resource, see Section 3.4.1.</text:p>
      <text:p text:style-name="Treść_20_tekstu_20_-_20_definicja"><text:span text:style-name="Strong_20_Emphasis">Provider</text:span> An implementation of a JAX-RS extension interface. Providers extend the capabilities of a JAX-RS runtime and are described in Chapter 4.</text:p>
      <text:p text:style-name="Treść_20_tekstu_20_-_20_definicja"><text:span text:style-name="Strong_20_Emphasis">Filter</text:span> A provider used for filtering request and responses.</text:p>
      <text:p text:style-name="P11"><text:span text:style-name="Strong_20_Emphasis">Entity Interceptor</text:span> A provider used for intercepting calls to message body readers and writers.</text:p>
      <text:p text:style-name="P11"><text:span text:style-name="Strong_20_Emphasis">Invocation</text:span> A Client API object that can be configured to issue an HTTP request.</text:p>
      <text:p text:style-name="Treść_20_tekstu_20_-_20_definicja"><text:span text:style-name="Strong_20_Emphasis">WebTarget</text:span> The recipient of an Invocation, identified by a URI.</text:p>
      <text:p text:style-name="Treść_20_tekstu_20_-_20_definicja"><text:span text:style-name="Strong_20_Emphasis">Link</text:span> A URI with additional meta-data such as a media type, a relation, a title, etc.</text:p>
      <text:h text:style-name="Heading_20_2" text:outline-level="2"><text:bookmark-start text:name="__RefHeading__23497_1650865401"/>Expert Group Members<text:bookmark-end text:name="__RefHeading__23497_1650865401"/></text:h>
      <text:p text:style-name="P9">This specification is being developed as part of JSR 339 under the Java Community Process. It is the result of the collaborative work of the members of the JSR 339 Expert Group. The following are the present expert group members:</text:p>
      <text:list xml:id="list110625232143206" text:continue-list="list110625215160414" text:style-name="List_20_1">
        <text:list-item>
          <text:p text:style-name="List_20_1">Jan Algermissen (Individual Member)</text:p>
        </text:list-item>
        <text:list-item>
          <text:p text:style-name="List_20_1">Florent Benoit (OW2)</text:p>
        </text:list-item>
        <text:list-item>
          <text:p text:style-name="List_20_1">Sergey Beryozkin (Talend)</text:p>
        </text:list-item>
        <text:list-item>
          <text:p text:style-name="List_20_1">Adam Bien (Individual Member)</text:p>
        </text:list-item>
        <text:list-item>
          <text:p text:style-name="List_20_1">Bill Burke (Red Hat Middleware LLC)</text:p>
        </text:list-item>
        <text:list-item>
          <text:p text:style-name="List_20_1">Clinton Combs (Individual Member)</text:p>
        </text:list-item>
        <text:list-item>
          <text:p text:style-name="List_20_1">Bill De Hora (Individual Member)</text:p>
        </text:list-item>
        <text:list-item>
          <text:p text:style-name="List_20_1">Markus Karg (Individual Member)</text:p>
        </text:list-item>
        <text:list-item>
          <text:p text:style-name="List_20_1">Sastri Malladi (Ebay)</text:p>
        </text:list-item>
        <text:list-item>
          <text:p text:style-name="List_20_1">Wendy Raschke (IBM)</text:p>
        </text:list-item>
        <text:list-item>
          <text:p text:style-name="List_20_1">Julian Reschke (Individual Member)</text:p>
        </text:list-item>
        <text:list-item>
          <text:p text:style-name="List_20_1">Guilherme Silveira (Individual Member)</text:p>
        </text:list-item>
        <text:list-item>
          <text:p text:style-name="List_20_1">Dionysios Synodinos (Individual Member)</text:p>
        </text:list-item>
      </text:list>
      <text:p text:style-name="P9">The following are former group members of the JSR 339 Expert Group:</text:p>
      <text:list xml:id="list110625237154281" text:continue-numbering="true" text:style-name="List_20_1">
        <text:list-item>
          <text:p text:style-name="List_20_1">Tony Ng (Ebay)</text:p>
        </text:list-item>
      </text:list>
      <text:p text:style-name="P9">JAX-RS 1.X has been developed as part of JSR 311 under the Java Community Process. The following were group members of the JSR 311 Expert Group:</text:p>
      <text:list xml:id="list110625238146303" text:continue-numbering="true" text:style-name="List_20_1">
        <text:list-item>
          <text:p text:style-name="List_20_1">Heiko Braun (Red Hat Middleware LLC)</text:p>
        </text:list-item>
        <text:list-item>
          <text:p text:style-name="List_20_1">Larry Cable (BEA Systems)</text:p>
        </text:list-item>
        <text:list-item>
          <text:p text:style-name="List_20_1"><text:soft-page-break/>Roy Fielding (Day Software, Inc.)</text:p>
        </text:list-item>
        <text:list-item>
          <text:p text:style-name="List_20_1">Harpreet Geekee (Nortel)</text:p>
        </text:list-item>
        <text:list-item>
          <text:p text:style-name="List_20_1">Nickolas Grabovas (Individual Member)</text:p>
        </text:list-item>
        <text:list-item>
          <text:p text:style-name="List_20_1">Mark Hansen (Individual Member)</text:p>
        </text:list-item>
        <text:list-item>
          <text:p text:style-name="List_20_1">John Harby (Individual Member)</text:p>
        </text:list-item>
        <text:list-item>
          <text:p text:style-name="List_20_1">Hao He (Individual Member)</text:p>
        </text:list-item>
        <text:list-item>
          <text:p text:style-name="List_20_1">Ryan Heaton (Individual Member)</text:p>
        </text:list-item>
        <text:list-item>
          <text:p text:style-name="List_20_1">David Hensley (Individual Member)</text:p>
        </text:list-item>
        <text:list-item>
          <text:p text:style-name="List_20_1">Stephan Koops (Individual Member)</text:p>
        </text:list-item>
        <text:list-item>
          <text:p text:style-name="List_20_1">Changshin Lee (NCsoft Corporation)</text:p>
        </text:list-item>
        <text:list-item>
          <text:p text:style-name="List_20_1">Francois Leygues (Alcatel-Lucent)</text:p>
        </text:list-item>
        <text:list-item>
          <text:p text:style-name="List_20_1">Jerome Louvel (Individual Member)</text:p>
        </text:list-item>
        <text:list-item>
          <text:p text:style-name="List_20_1">Hamid Ben Malek (Fujitsu Limited)</text:p>
        </text:list-item>
        <text:list-item>
          <text:p text:style-name="List_20_1">Ryan J. McDonough (Individual Member)</text:p>
        </text:list-item>
        <text:list-item>
          <text:p text:style-name="List_20_1">Felix Meschberger (Day Software, Inc.)</text:p>
        </text:list-item>
        <text:list-item>
          <text:p text:style-name="List_20_1">David Orchard (BEA Systems)</text:p>
        </text:list-item>
        <text:list-item>
          <text:p text:style-name="List_20_1">Dhanji R. Prasanna (Individual Member)</text:p>
        </text:list-item>
        <text:list-item>
          <text:p text:style-name="List_20_1">Julian Reschke (Individual Member)</text:p>
        </text:list-item>
        <text:list-item>
          <text:p text:style-name="List_20_1">Jan Schulz-Hofen (Individual Member)</text:p>
        </text:list-item>
        <text:list-item>
          <text:p text:style-name="List_20_1">Joel Smith (IBM)</text:p>
        </text:list-item>
        <text:list-item>
          <text:p text:style-name="List_20_1">Stefan Tilkov (innoQ Deutschland GmbH)</text:p>
        </text:list-item>
      </text:list>
      <text:h text:style-name="Heading_20_2" text:outline-level="2"><text:bookmark-start text:name="__RefHeading__23499_1650865401"/>Acknowledgements<text:bookmark-end text:name="__RefHeading__23499_1650865401"/></text:h>
      <text:p text:style-name="P9">During the course of this JSR we received many excellent suggestions. Special thanks to Martin Matula, Gerard Davison, Jakub Podlesak and Pavel Bucek from Oracle as well as Pete Muir and Emmanuel Bernard from Red Hat. Also to Gunnar Morling and Ron Sigal (Red Hat) for their suggestions on how to improve resource validation, and to Mattias Arthursson for his insights on hypermedia.</text:p>
      <text:p text:style-name="P9">During the course of the JSR 311 we received many excellent suggestions on the JSR and Jersey (RI) mailing lists, thanks in particular to James Manger (Telstra) and Reto Bachmann-Gm¨ur (Trialox) for their contributions. The following individuals (all Sun Microsystems at the time) have also made invaluable technical contributions: Roberto Chinnici, Dianne Jiao (TCK), Ron Monzillo, Rajiv Mordani, Eduardo Pelegri-Llopart, Jakub Podlesak (RI) and Bill Shannon.</text:p>
      <text:p text:style-name="P9">The GenericEntity class was inspired by the Google Guice TypeLiteral class. Our thanks to Bob Lee and Google for donating this class to JAX-RS.</text:p>
      <text:h text:style-name="P17" text:outline-level="1"><text:bookmark-start text:name="__RefHeading__23501_1650865401"/>Applications<text:bookmark-end text:name="__RefHeading__23501_1650865401"/></text:h>
      <text:p text:style-name="P10"><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egoe UI" svg:font-family="'Segoe UI'" style:font-adornments="Normalny"/>
    <style:font-face style:name="PT Serif" svg:font-family="'PT Serif'" style:font-family-generic="roman"/>
    <style:font-face style:name="PT Sans Caption" svg:font-family="'PT Sans Caption'" style:font-family-generic="swiss"/>
    <style:font-face style:name="Consolas1" svg:font-family="Consolas" style:font-family-generic="modern" style:font-pitch="fixed"/>
    <style:font-face style:name="Consolas" svg:font-family="Consolas" style:font-adornments="Regularna" style:font-family-generic="modern" style:font-pitch="fixed"/>
    <style:font-face style:name="PT Sans Caption2" svg:font-family="'PT Sans Caption'" style:font-adornments="Pogrubiona" style:font-family-generic="swiss" style:font-pitch="variable"/>
    <style:font-face style:name="PT Sans Caption1" svg:font-family="'PT Sans Caption'" style:font-adornments="Regularna" style:font-family-generic="swiss"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0pt" fo:language="pl" fo:country="PL" style:letter-kerning="true" style:font-name-asian="Segoe UI1"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PT Serif" fo:font-size="10pt" fo:language="pl" fo:country="PL" style:letter-kerning="true" style:font-name-asian="Segoe UI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3cm" fo:margin-bottom="0.3cm" style:contextual-spacing="false" fo:keep-with-next="always"/>
      <style:text-properties style:font-name="PT Sans Caption" fo:font-size="16pt"/>
    </style:style>
    <style:style style:name="Text_20_body" style:display-name="Text body" style:family="paragraph" style:parent-style-name="Standard" style:class="text" style:master-page-name="">
      <style:paragraph-properties fo:margin-left="2.499cm" fo:margin-right="1cm" fo:margin-top="0.199cm" fo:margin-bottom="0.199cm" style:contextual-spacing="false" fo:line-height="110%" fo:orphans="2" fo:widows="2" fo:hyphenation-ladder-count="no-limit" fo:text-indent="0cm" style:auto-text-indent="false" style:page-number="auto"/>
      <style:text-properties fo:font-size="10pt" fo:hyphenate="true" fo:hyphenation-remain-char-count="2" fo:hyphenation-push-char-count="2"/>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199cm" fo:margin-bottom="0.199cm" style:contextual-spacing="false" text:number-lines="false" text:line-number="0"/>
    </style:style>
    <style:style style:name="Index" style:family="paragraph" style:parent-style-name="Standard" style:class="index">
      <style:paragraph-properties fo:margin-top="0.049cm" fo:margin-bottom="0.049cm" style:contextual-spacing="false"/>
      <style:text-properties fo:font-size="9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349cm" fo:border-left="none" fo:border-right="none" fo:border-top="none" fo:border-bottom="0.06pt solid #000000" style:shadow="none">
        <style:background-image/>
      </style:paragraph-properties>
      <style:text-properties fo:font-size="120%"/>
    </style:style>
    <style:style style:name="Heading_20_2" style:display-name="Heading 2" style:family="paragraph" style:parent-style-name="Heading" style:next-style-name="Text_20_body" style:default-outline-level="2" style:class="text">
      <style:text-properties fo:font-size="110%"/>
    </style:style>
    <style:style style:name="Heading_20_3" style:display-name="Heading 3" style:family="paragraph" style:parent-style-name="Heading" style:next-style-name="Text_20_body" style:default-outline-level="3" style:class="text">
      <style:text-properties fo:font-size="16pt"/>
    </style:style>
    <style:style style:name="Heading_20_4" style:display-name="Heading 4" style:family="paragraph" style:parent-style-name="Heading" style:next-style-name="Text_20_body" style:default-outline-level="4" style:class="text">
      <style:text-properties fo:font-size="90%"/>
    </style:style>
    <style:style style:name="Heading_20_5" style:display-name="Heading 5" style:family="paragraph" style:parent-style-name="Heading" style:next-style-name="Text_20_body" style:default-outline-level="5" style:class="text">
      <style:text-properties fo:font-size="80%"/>
    </style:style>
    <style:style style:name="Heading_20_6" style:display-name="Heading 6" style:family="paragraph" style:parent-style-name="Heading" style:next-style-name="Text_20_body" style:default-outline-level="6" style:class="text">
      <style:text-properties fo:font-size="75%"/>
    </style:style>
    <style:style style:name="Heading_20_7" style:display-name="Heading 7" style:family="paragraph" style:parent-style-name="Heading" style:next-style-name="Text_20_body" style:default-outline-level="7" style:class="text">
      <style:text-properties fo:font-size="70%"/>
    </style:style>
    <style:style style:name="Heading_20_8" style:display-name="Heading 8" style:family="paragraph" style:parent-style-name="Heading" style:next-style-name="Text_20_body" style:default-outline-level="8" style:class="text">
      <style:text-properties fo:font-size="65%"/>
    </style:style>
    <style:style style:name="Heading_20_9" style:display-name="Heading 9" style:family="paragraph" style:parent-style-name="Heading" style:next-style-name="Text_20_body" style:default-outline-level="9" style:class="text">
      <style:text-properties fo:font-size="60%"/>
    </style:style>
    <style:style style:name="Heading_20_10" style:display-name="Heading 10" style:family="paragraph" style:parent-style-name="Heading" style:next-style-name="Text_20_body" style:default-outline-level="10" style:class="text">
      <style:text-properties fo:font-size="55%"/>
    </style:style>
    <style:style style:name="Text" style:family="paragraph" style:parent-style-name="Caption" style:class="extra"/>
    <style:style style:name="Title" style:family="paragraph" style:parent-style-name="Heading" style:next-style-name="Text_20_body" style:class="chapter">
      <style:paragraph-properties fo:margin-top="0.499cm" fo:margin-bottom="0.499cm" style:contextual-spacing="false" fo:text-align="start" style:justify-single-word="false"/>
      <style:text-properties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4pt" fo:font-style="normal" style:font-size-asian="14pt" style:font-style-asian="italic" style:font-size-complex="14pt" style:font-style-complex="italic"/>
    </style:style>
    <style:style style:name="Header_20_left" style:display-name="Header left" style:family="paragraph" style:parent-style-name="Heading" style:next-style-name="Text_20_body" style:class="extra">
      <style:paragraph-properties fo:margin-left="1cm" fo:margin-right="0cm" fo:text-indent="0cm" style:auto-text-indent="false" text:number-lines="false" text:line-number="0">
        <style:tab-stops>
          <style:tab-stop style:position="9.5cm" style:type="center"/>
          <style:tab-stop style:position="19.001cm" style:type="right"/>
        </style:tab-stops>
      </style:paragraph-properties>
    </style:style>
    <style:style style:name="List_20_1" style:display-name="List 1" style:family="paragraph" style:parent-style-name="List" style:list-style-name="List_20_1" style:class="list">
      <style:paragraph-properties fo:margin-top="0cm" fo:margin-bottom="0.212cm" style:contextual-spacing="false" fo:background-color="transparent" style:shadow="none">
        <style:tab-stops/>
        <style:background-image/>
      </style:paragraph-properties>
      <style:text-properties fo:font-size="10pt"/>
    </style:style>
    <style:style style:name="List_20_2" style:display-name="List 2" style:family="paragraph" style:parent-style-name="List" style:list-style-name="List_20_2" style:class="list">
      <style:paragraph-properties fo:margin-top="0cm" fo:margin-bottom="0cm" style:contextual-spacing="false"/>
      <style:text-properties fo:font-size="9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PT Sans Caption1" fo:font-size="8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PT Sans Caption1" fo:font-size="8pt"/>
    </style:style>
    <style:style style:name="Numbering_20_1" style:display-name="Numbering 1" style:family="paragraph" style:parent-style-name="List" style:list-style-name="Numbering_20_1" style:class="list" style:master-page-name="">
      <style:paragraph-properties fo:margin-top="0cm" fo:margin-bottom="0.212cm" style:contextual-spacing="false" style:page-number="auto"/>
    </style:style>
    <style:style style:name="Numbering_20_2" style:display-name="Numbering 2" style:family="paragraph" style:parent-style-name="List" style:list-style-name="Numbering_20_2" style:class="list">
      <style:paragraph-properties fo:margin-left="3cm" fo:margin-right="1cm" fo:margin-top="0cm" fo:margin-bottom="0.212cm" style:contextual-spacing="false" fo:text-indent="-0.25cm" style:auto-text-indent="false">
        <style:tab-stops/>
      </style:paragraph-properties>
      <style:text-properties fo:font-size="10.5pt"/>
    </style:style>
    <style:style style:name="Listing" style:family="paragraph" style:parent-style-name="Text_20_body" style:list-style-name="Numeracja_20_Kodu" style:master-page-name="">
      <style:paragraph-properties fo:margin-top="0.049cm" fo:margin-bottom="0.049cm" style:contextual-spacing="false" fo:line-height="100%" fo:keep-together="auto" fo:orphans="2" fo:widows="2" fo:hyphenation-ladder-count="no-limit" style:register-true="true" style:page-number="auto" fo:background-color="#ffffcc" fo:padding-left="0.55cm" fo:padding-right="0.15cm" fo:padding-top="0.15cm" fo:padding-bottom="0.15cm" fo:border="0.54pt dotted #000000" style:shadow="none" fo:keep-with-next="auto">
        <style:background-image/>
      </style:paragraph-properties>
      <style:text-properties style:font-name="Consolas" fo:font-size="9pt" fo:language="zxx" fo:country="none" fo:hyphenate="false" fo:hyphenation-remain-char-count="2" fo:hyphenation-push-char-count="2"/>
    </style:style>
    <style:style style:name="Table_20_Contents" style:display-name="Table Contents" style:family="paragraph" style:parent-style-name="Standard" style:class="extra" style:master-page-name="">
      <style:paragraph-properties fo:margin-top="0.049cm" fo:margin-bottom="0.049cm" style:contextual-spacing="false" style:page-number="auto" fo:background-color="transparent" fo:keep-with-next="always" text:number-lines="false" text:line-number="0">
        <style:background-image/>
      </style:paragraph-properties>
      <style:text-properties fo:font-size="9pt"/>
    </style:style>
    <style:style style:name="Table_20_Heading" style:display-name="Table Heading" style:family="paragraph" style:parent-style-name="Table_20_Contents" style:class="extra">
      <style:paragraph-properties fo:margin-top="0cm" fo:margin-bottom="0cm" style:contextual-spacing="false" fo:text-align="center" style:justify-single-word="false" text:number-lines="false" text:line-number="0"/>
      <style:text-properties style:font-name="PT Sans Caption2" fo:font-size="9pt" fo:font-weight="bold" style:font-weight-asian="bold" style:font-weight-complex="bold"/>
    </style:style>
    <style:style style:name="Numbering_20_3" style:display-name="Numbering 3" style:family="paragraph" style:parent-style-name="List" style:list-style-name="Numbering_20_3" style:class="list" style:master-page-name="">
      <style:paragraph-properties fo:margin-top="0cm" fo:margin-bottom="0cm" style:contextual-spacing="false" fo:line-height="100%" style:page-number="auto"/>
      <style:text-properties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25cm" fo:margin-right="0cm" fo:text-indent="0cm" style:auto-text-indent="false">
        <style:tab-stops>
          <style:tab-stop style:position="18.501cm" style:type="right" style:leader-style="dotted" style:leader-text="."/>
        </style:tab-stops>
      </style:paragraph-properties>
    </style:style>
    <style:style style:name="Treść_20_tekstu_20_bez_20_wcięcia" style:display-name="Treść tekstu bez wcięcia" style:family="paragraph" style:parent-style-name="Text_20_body">
      <style:paragraph-properties fo:margin-left="0.499cm" fo:margin-right="0.499cm" fo:text-indent="0cm" style:auto-text-indent="false"/>
    </style:style>
    <style:style style:name="Contents_20_3" style:display-name="Contents 3" style:family="paragraph" style:parent-style-name="Index" style:class="index">
      <style:paragraph-properties fo:margin-left="0.499cm" fo:margin-right="0cm" fo:text-indent="0cm" style:auto-text-indent="false">
        <style:tab-stops>
          <style:tab-stop style:position="18.002cm" style:type="right" style:leader-style="dotted" style:leader-text="."/>
        </style:tab-stops>
      </style:paragraph-properties>
    </style:style>
    <style:style style:name="Illustration" style:family="paragraph" style:parent-style-name="Caption" style:class="extra">
      <style:paragraph-properties fo:margin-left="2.251cm" fo:margin-right="1cm" fo:text-indent="0cm" style:auto-text-indent="false"/>
      <style:text-properties style:font-name="PT Sans Caption2" fo:font-size="9pt" fo:font-weight="bold"/>
    </style:style>
    <style:style style:name="Nagłówek_20_2_20__28_Requirement_29_" style:display-name="Nagłówek 2 (Requirement)" style:family="paragraph" style:parent-style-name="Heading_20_2" style:next-style-name="Text_20_body" style:default-outline-level="2" style:list-style-name="">
      <style:paragraph-properties style:shadow="none"/>
    </style:style>
    <style:style style:name="Note" style:family="paragraph" style:parent-style-name="Text_20_body">
      <style:paragraph-properties fo:padding="0.15cm" fo:border-left="none" fo:border-right="none" fo:border-top="0.06pt solid #000000" fo:border-bottom="0.06pt solid #000000" style:shadow="none"/>
    </style:style>
    <style:style style:name="Nagłówek_20_w_20_treści" style:display-name="Nagłówek w treści" style:family="paragraph" style:parent-style-name="Heading" style:next-style-name="Text_20_body">
      <style:paragraph-properties fo:margin-left="2cm" fo:margin-right="0cm" fo:text-indent="0cm" style:auto-text-indent="false"/>
      <style:text-properties fo:font-size="13pt" fo:font-weight="bold"/>
    </style:style>
    <style:style style:name="Table" style:family="paragraph" style:parent-style-name="Caption" style:class="extra">
      <style:paragraph-properties fo:margin-left="2.251cm" fo:margin-right="1cm" fo:margin-top="0.199cm" fo:margin-bottom="0.199cm" style:contextual-spacing="false" fo:text-align="center" style:justify-single-word="false" fo:text-indent="0cm" style:auto-text-indent="false"/>
      <style:text-properties style:font-name="PT Sans Caption2" fo:font-size="9pt" fo:font-weight="bold"/>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list-style-name="Numbering_20_5" style:class="list">
      <style:paragraph-properties fo:margin-top="0cm" fo:margin-bottom="0.212cm" style:contextual-spacing="false"/>
    </style:style>
    <style:style style:name="Numbering_20_4" style:display-name="Numbering 4" style:family="paragraph" style:parent-style-name="List" style:list-style-name="Numbering_20_4" style:class="list">
      <style:paragraph-properties fo:margin-left="3cm" fo:margin-right="1cm" fo:margin-top="0cm" fo:margin-bottom="0.212cm" style:contextual-spacing="false" fo:text-indent="-0.25cm" style:auto-text-indent="false">
        <style:tab-stops/>
      </style:paragraph-properties>
    </style:style>
    <style:style style:name="List_20_1_20_End" style:display-name="List 1 End" style:family="paragraph"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Treść_20_tekstu_20_-_20_definicja" style:display-name="Treść tekstu - definicja" style:family="paragraph" style:parent-style-name="Text_20_body">
      <style:paragraph-properties fo:margin-left="3.5cm" fo:margin-right="1cm" fo:text-indent="-1cm" style:auto-text-indent="false">
        <style:tab-stops/>
      </style:paragraph-properties>
    </style:style>
    <style:style style:name="Treść_20_tekstu_20_-_20_definicja_20_cd." style:display-name="Treść tekstu - definicja cd." style:family="paragraph" style:parent-style-name="Treść_20_tekstu_20_-_20_definicja">
      <style:paragraph-properties fo:margin-left="3.5cm" fo:margin-right="1cm" fo:text-indent="0cm" style:auto-text-indent="false"/>
    </style:style>
    <style:style style:name="Lista_20_1_20_-_20_Conformance" style:display-name="Lista 1 - Conformance" style:family="paragraph" style:parent-style-name="List_20_1" style:list-style-name="Lista_20_1_20_-_20_Conformance">
      <style:paragraph-properties fo:margin-left="3cm" fo:margin-right="1cm" fo:text-indent="-0.25cm" style:auto-text-indent="false">
        <style:tab-stops/>
      </style:paragraph-properties>
    </style:style>
    <style:style style:name="Footnote" style:family="paragraph" style:parent-style-name="Standard" style:class="extra" style:master-page-name="">
      <style:paragraph-properties fo:margin-left="1cm" fo:margin-right="0cm" fo:text-indent="-1cm" style:auto-text-indent="false" style:page-number="auto" fo:background-color="transparent" style:shadow="none" text:number-lines="false" text:line-number="0">
        <style:tab-stops/>
        <style:background-image/>
      </style:paragraph-properties>
      <style:text-properties fo:font-size="9pt" style:font-size-asian="10pt" style:font-size-complex="10pt"/>
    </style:style>
    <style:style style:name="Drawing" style:family="paragraph" style:parent-style-name="Caption" style:class="extra"/>
    <style:style style:name="Zawartość_20_tabeli_20__28_flow_29_" style:display-name="Zawartość tabeli (flow)" style:family="paragraph" style:parent-style-name="Table_20_Contents">
      <style:paragraph-properties fo:margin-left="0.499cm" fo:margin-right="0cm" fo:text-indent="-0.499cm" style:auto-text-indent="false">
        <style:tab-stops>
          <style:tab-stop style:position="0.499cm"/>
        </style:tab-stops>
      </style:paragraph-properties>
    </style:style>
    <style:style style:name="Treść_20_tekstu_20_-_20_definicja_20_zagnieżdżona" style:display-name="Treść tekstu - definicja zagnieżdżona" style:family="paragraph" style:parent-style-name="Treść_20_tekstu_20_-_20_definicja">
      <style:paragraph-properties fo:margin-left="4.5cm" fo:margin-right="1cm" fo:text-indent="-1cm" style:auto-text-indent="false">
        <style:tab-stops/>
      </style:paragraph-properties>
    </style:style>
    <style:style style:name="Numeracja_20_6" style:display-name="Numeracja 6" style:family="paragraph" style:parent-style-name="List" style:list-style-name="Numeracja_20_6"/>
    <style:style style:name="Example" style:family="text">
      <style:text-properties style:font-name="Consolas1" fo:language="zxx" fo:country="none" fo:background-color="transparen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3366"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 style:family="text">
      <style:text-properties fo:color="#ff6600"/>
    </style:style>
    <style:style style:name="Bullet_20_Symbols" style:display-name="Bullet Symbols" style:family="text">
      <style:text-properties style:font-name="OpenSymbol" style:font-name-asian="OpenSymbol" style:font-name-complex="OpenSymbol"/>
    </style:style>
    <style:style style:name="Przykład_20_-_20_wyróżnienie" style:display-name="Przykład - wyróżnienie" style:family="text" style:parent-style-name="Example">
      <style:text-properties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4cm" fo:margin-bottom="0.4cm" style:wrap="none" style:vertical-pos="from-top" style:vertical-rel="paragraph-content" style:horizontal-pos="center" style:horizontal-rel="paragraph" fo:background-color="transparent" style:background-transparency="100%" draw:fill="solid" fo:padding="0cm" fo:border="none" style:shadow="none" style:flow-with-text="false">
        <style:background-image/>
        <style:columns fo:column-count="1" fo:column-gap="0cm"/>
      </style:graphic-properties>
    </style:style>
    <style:style style:name="Grafika_20_bez_20_ramki" style:display-name="Grafika bez ramki" style:family="graphic" style:parent-style-name="Graphics">
      <style:graphic-properties fo:background-color="transparent" style:background-transparency="100%" draw:fill="solid" fo:padding="0cm" fo:border="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Bez_20_tytułu1" style:display-name="Bez tytułu1" style:family="graphic" style:parent-style-name="Graphics"/>
    <text:outline-style style:name="Outline">
      <text:outline-level-style text:level="1" style:num-format="1">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2" style:num-format="1" text:display-levels="2">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3" style:num-format="1" text:display-levels="3">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4" style:num-format="1" text:display-levels="4">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5" style:num-format="1" text:display-levels="5">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6" style:num-format="1" text:display-levels="6">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7" style:num-format="1" text:display-levels="7">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8" style:num-format="1" text:display-levels="8">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9" style:num-format="1" text:display-levels="9">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10" style:num-format="1" text:display-levels="10">
        <style:list-level-properties text:list-level-position-and-space-mode="label-alignment" fo:text-align="end">
          <style:list-level-label-alignment text:label-followed-by="listtab" text:list-tab-stop-position="1.499cm" fo:text-indent="-0.25cm" fo:margin-left="1.499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3.5cm" fo:text-indent="-0.249cm" fo:margin-left="3.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a">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suffix="." style:num-format="a" text:start-value="2">
        <style:list-level-properties text:list-level-position-and-space-mode="label-alignment" fo:text-align="end">
          <style:list-level-label-alignment text:label-followed-by="listtab" text:list-tab-stop-position="0.998cm" fo:text-indent="-0.499cm" fo:margin-left="0.998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998cm" fo:text-indent="-1cm" fo:margin-left="1.998cm"/>
        </style:list-level-properties>
      </text:list-level-style-number>
      <text:list-level-style-number text:level="4" text:style-name="Numbering_20_Symbols" style:num-suffix="." style:num-format="a" text:start-value="4">
        <style:list-level-properties text:list-level-position-and-space-mode="label-alignment" fo:text-align="end">
          <style:list-level-label-alignment text:label-followed-by="listtab" text:list-tab-stop-position="3.249cm" fo:text-indent="-1.251cm" fo:margin-left="3.249cm"/>
        </style:list-level-properties>
      </text:list-level-style-number>
      <text:list-level-style-number text:level="5" text:style-name="Numbering_20_Symbols" style:num-suffix="." style:num-format="a" text:start-value="5">
        <style:list-level-properties text:list-level-position-and-space-mode="label-alignment" fo:text-align="end">
          <style:list-level-label-alignment text:label-followed-by="listtab" text:list-tab-stop-position="4.748cm" fo:text-indent="-1.499cm" fo:margin-left="4.748cm"/>
        </style:list-level-properties>
      </text:list-level-style-number>
      <text:list-level-style-number text:level="6" text:style-name="Numbering_20_Symbols" style:num-suffix="." style:num-format="a" text:start-value="6">
        <style:list-level-properties text:list-level-position-and-space-mode="label-alignment" fo:text-align="end">
          <style:list-level-label-alignment text:label-followed-by="listtab" text:list-tab-stop-position="6.549cm" fo:text-indent="-1.801cm" fo:margin-left="6.549cm"/>
        </style:list-level-properties>
      </text:list-level-style-number>
      <text:list-level-style-number text:level="7" text:style-name="Numbering_20_Symbols" style:num-suffix="." style:num-format="a" text:start-value="7">
        <style:list-level-properties text:list-level-position-and-space-mode="label-alignment" fo:text-align="end">
          <style:list-level-label-alignment text:label-followed-by="listtab" text:list-tab-stop-position="8.849cm" fo:text-indent="-2.3cm" fo:margin-left="8.849cm"/>
        </style:list-level-properties>
      </text:list-level-style-number>
      <text:list-level-style-number text:level="8" text:style-name="Numbering_20_Symbols" style:num-suffix="." style:num-format="a" text:start-value="8">
        <style:list-level-properties text:list-level-position-and-space-mode="label-alignment" fo:text-align="end">
          <style:list-level-label-alignment text:label-followed-by="listtab" text:list-tab-stop-position="11.449cm" fo:text-indent="-2.6cm" fo:margin-left="11.449cm"/>
        </style:list-level-properties>
      </text:list-level-style-number>
      <text:list-level-style-number text:level="9" text:style-name="Numbering_20_Symbols" style:num-suffix="." style:num-format="a" text:start-value="9">
        <style:list-level-properties text:list-level-position-and-space-mode="label-alignment" fo:text-align="end">
          <style:list-level-label-alignment text:label-followed-by="listtab" text:list-tab-stop-position="14.25cm" fo:text-indent="-2.801cm" fo:margin-left="14.25cm"/>
        </style:list-level-properties>
      </text:list-level-style-number>
      <text:list-level-style-number text:level="10" text:style-name="Numbering_20_Symbols" style:num-suffix="." style:num-format="a" text:start-value="10">
        <style:list-level-properties text:list-level-position-and-space-mode="label-alignment" fo:text-align="end">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499cm" fo:text-indent="-0.249cm" fo:margin-left="0.499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cm" fo:text-indent="-0.501cm" fo:margin-left="1cm"/>
        </style:list-level-properties>
      </text:list-level-style-number>
      <text:list-level-style-number text:level="3" text:style-name="Numbering_20_Symbols" style:num-suffix="." style:num-format="1" text:start-value="3">
        <style:list-level-properties text:list-level-position-and-space-mode="label-alignment" fo:text-align="end">
          <style:list-level-label-alignment text:label-followed-by="listtab" text:list-tab-stop-position="9.001cm" fo:text-indent="-3cm" fo:margin-left="9.001cm"/>
        </style:list-level-properties>
      </text:list-level-style-number>
      <text:list-level-style-number text:level="4" text:style-name="Numbering_20_Symbols" style:num-suffix="." style:num-format="1" text:start-value="4">
        <style:list-level-properties text:list-level-position-and-space-mode="label-alignment" fo:text-align="end">
          <style:list-level-label-alignment text:label-followed-by="listtab" text:list-tab-stop-position="12.002cm" fo:text-indent="-3cm" fo:margin-left="12.002cm"/>
        </style:list-level-properties>
      </text:list-level-style-number>
      <text:list-level-style-number text:level="5" text:style-name="Numbering_20_Symbols" style:num-suffix="." style:num-format="1" text:start-value="5">
        <style:list-level-properties text:list-level-position-and-space-mode="label-alignment" fo:text-align="end">
          <style:list-level-label-alignment text:label-followed-by="listtab" text:list-tab-stop-position="15.002cm" fo:text-indent="-3cm" fo:margin-left="15.002cm"/>
        </style:list-level-properties>
      </text:list-level-style-number>
      <text:list-level-style-number text:level="6" text:style-name="Numbering_20_Symbols" style:num-suffix="." style:num-format="1" text:start-value="6">
        <style:list-level-properties text:list-level-position-and-space-mode="label-alignment" fo:text-align="end">
          <style:list-level-label-alignment text:label-followed-by="listtab" text:list-tab-stop-position="18.002cm" fo:text-indent="-3cm" fo:margin-left="18.002cm"/>
        </style:list-level-properties>
      </text:list-level-style-number>
      <text:list-level-style-number text:level="7" text:style-name="Numbering_20_Symbols" style:num-suffix="." style:num-format="1" text:start-value="7">
        <style:list-level-properties text:list-level-position-and-space-mode="label-alignment" fo:text-align="end">
          <style:list-level-label-alignment text:label-followed-by="listtab" text:list-tab-stop-position="21.003cm" fo:text-indent="-3cm" fo:margin-left="21.003cm"/>
        </style:list-level-properties>
      </text:list-level-style-number>
      <text:list-level-style-number text:level="8" text:style-name="Numbering_20_Symbols" style:num-suffix="." style:num-format="1" text:start-value="8">
        <style:list-level-properties text:list-level-position-and-space-mode="label-alignment" fo:text-align="end">
          <style:list-level-label-alignment text:label-followed-by="listtab" text:list-tab-stop-position="24.003cm" fo:text-indent="-3cm" fo:margin-left="24.003cm"/>
        </style:list-level-properties>
      </text:list-level-style-number>
      <text:list-level-style-number text:level="9" text:style-name="Numbering_20_Symbols" style:num-suffix="." style:num-format="1" text:start-value="9">
        <style:list-level-properties text:list-level-position-and-space-mode="label-alignment" fo:text-align="end">
          <style:list-level-label-alignment text:label-followed-by="listtab" text:list-tab-stop-position="27.003cm" fo:text-indent="-3cm" fo:margin-left="27.003cm"/>
        </style:list-level-properties>
      </text:list-level-style-number>
      <text:list-level-style-number text:level="10" text:style-name="Numbering_20_Symbols" style:num-suffix="." style:num-format="1" text:start-value="10">
        <style:list-level-properties text:list-level-position-and-space-mode="label-alignment" fo:text-align="end">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 style:num-suffix="]" style:num-format="1">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prefix="[" style:num-suffix="]" style:num-format="1" text:start-value="2">
        <style:list-level-properties text:list-level-position-and-space-mode="label-alignment" fo:text-align="end">
          <style:list-level-label-alignment text:label-followed-by="listtab" text:list-tab-stop-position="1cm" fo:text-indent="-0.499cm" fo:margin-left="1cm"/>
        </style:list-level-properties>
      </text:list-level-style-number>
      <text:list-level-style-number text:level="3" text:style-name="Numbering_20_Symbols" style:num-prefix="[" style:num-suffix="]" style:num-format="1" text:start-value="3">
        <style:list-level-properties text:list-level-position-and-space-mode="label-alignment" fo:text-align="end">
          <style:list-level-label-alignment text:label-followed-by="listtab" text:list-tab-stop-position="1.499cm" fo:text-indent="-0.499cm" fo:margin-left="1.499cm"/>
        </style:list-level-properties>
      </text:list-level-style-number>
      <text:list-level-style-number text:level="4" text:style-name="Numbering_20_Symbols" style:num-prefix="[" style:num-suffix="]" style:num-format="1" text:start-value="4">
        <style:list-level-properties text:list-level-position-and-space-mode="label-alignment" fo:text-align="end">
          <style:list-level-label-alignment text:label-followed-by="listtab" text:list-tab-stop-position="2cm" fo:text-indent="-0.499cm" fo:margin-left="2cm"/>
        </style:list-level-properties>
      </text:list-level-style-number>
      <text:list-level-style-number text:level="5" text:style-name="Numbering_20_Symbols" style:num-prefix="[" style:num-suffix="]" style:num-format="1" text:start-value="5">
        <style:list-level-properties text:list-level-position-and-space-mode="label-alignment" fo:text-align="end">
          <style:list-level-label-alignment text:label-followed-by="listtab" text:list-tab-stop-position="2.499cm" fo:text-indent="-0.499cm" fo:margin-left="2.499cm"/>
        </style:list-level-properties>
      </text:list-level-style-number>
      <text:list-level-style-number text:level="6" text:style-name="Numbering_20_Symbols" style:num-prefix="[" style:num-suffix="]" style:num-format="1" text:start-value="6">
        <style:list-level-properties text:list-level-position-and-space-mode="label-alignment" fo:text-align="end">
          <style:list-level-label-alignment text:label-followed-by="listtab" text:list-tab-stop-position="3cm" fo:text-indent="-0.499cm" fo:margin-left="3cm"/>
        </style:list-level-properties>
      </text:list-level-style-number>
      <text:list-level-style-number text:level="7" text:style-name="Numbering_20_Symbols" style:num-prefix="[" style:num-suffix="]" style:num-format="1" text:start-value="7">
        <style:list-level-properties text:list-level-position-and-space-mode="label-alignment" fo:text-align="end">
          <style:list-level-label-alignment text:label-followed-by="listtab" text:list-tab-stop-position="3.5cm" fo:text-indent="-0.499cm" fo:margin-left="3.5cm"/>
        </style:list-level-properties>
      </text:list-level-style-number>
      <text:list-level-style-number text:level="8" text:style-name="Numbering_20_Symbols" style:num-prefix="[" style:num-suffix="]" style:num-format="1" text:start-value="8">
        <style:list-level-properties text:list-level-position-and-space-mode="label-alignment" fo:text-align="end">
          <style:list-level-label-alignment text:label-followed-by="listtab" text:list-tab-stop-position="4.001cm" fo:text-indent="-0.499cm" fo:margin-left="4.001cm"/>
        </style:list-level-properties>
      </text:list-level-style-number>
      <text:list-level-style-number text:level="9" text:style-name="Numbering_20_Symbols" style:num-prefix="[" style:num-suffix="]" style:num-format="1" text:start-value="9">
        <style:list-level-properties text:list-level-position-and-space-mode="label-alignment" fo:text-align="end">
          <style:list-level-label-alignment text:label-followed-by="listtab" text:list-tab-stop-position="4.5cm" fo:text-indent="-0.499cm" fo:margin-left="4.5cm"/>
        </style:list-level-properties>
      </text:list-level-style-number>
      <text:list-level-style-number text:level="10" text:style-name="Numbering_20_Symbols" style:num-prefix="[" style:num-suffix="]" style:num-format="1" text:start-value="10">
        <style:list-level-properties text:list-level-position-and-space-mode="label-alignment" fo:text-align="end">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prefix="(" style:num-suffix=")" style:num-format="i">
        <style:list-level-properties text:list-level-position-and-space-mode="label-alignment" fo:text-align="end">
          <style:list-level-label-alignment text:label-followed-by="listtab" text:list-tab-stop-position="3.5cm" fo:text-indent="-0.249cm" fo:margin-left="3.5cm"/>
        </style:list-level-properties>
      </text:list-level-style-number>
      <text:list-level-style-number text:level="2" text:style-name="Numbering_20_Symbols" style:num-prefix="(" style:num-suffix=")" style:num-format="i" text:start-value="2" text:display-levels="2">
        <style:list-level-properties text:list-level-position-and-space-mode="label-alignment" fo:text-align="end">
          <style:list-level-label-alignment text:label-followed-by="listtab" text:list-tab-stop-position="1.101cm" fo:text-indent="-0.651cm" fo:margin-left="1.101cm"/>
        </style:list-level-properties>
      </text:list-level-style-number>
      <text:list-level-style-number text:level="3" text:style-name="Numbering_20_Symbols" style:num-prefix="(" style:num-suffix=")" style:num-format="i" text:start-value="3">
        <style:list-level-properties text:list-level-position-and-space-mode="label-alignment" fo:text-align="end">
          <style:list-level-label-alignment text:label-followed-by="listtab" text:list-tab-stop-position="1.55cm" fo:text-indent="-0.45cm" fo:margin-left="1.55cm"/>
        </style:list-level-properties>
      </text:list-level-style-number>
      <text:list-level-style-number text:level="4" text:style-name="Numbering_20_Symbols" style:num-prefix="(" style:num-suffix=")" style:num-format="i" text:start-value="4">
        <style:list-level-properties text:list-level-position-and-space-mode="label-alignment" fo:text-align="end">
          <style:list-level-label-alignment text:label-followed-by="listtab" text:list-tab-stop-position="2cm" fo:text-indent="-0.395cm" fo:margin-left="2cm"/>
        </style:list-level-properties>
      </text:list-level-style-number>
      <text:list-level-style-number text:level="5" text:style-name="Numbering_20_Symbols" style:num-prefix="(" style:num-suffix=")" style:num-format="i" text:start-value="5">
        <style:list-level-properties text:list-level-position-and-space-mode="label-alignment" fo:text-align="end">
          <style:list-level-label-alignment text:label-followed-by="listtab" text:list-tab-stop-position="2.395cm" fo:text-indent="-0.395cm" fo:margin-left="2.395cm"/>
        </style:list-level-properties>
      </text:list-level-style-number>
      <text:list-level-style-number text:level="6" text:style-name="Numbering_20_Symbols" style:num-prefix="(" style:num-suffix=")" style:num-format="i" text:start-value="6">
        <style:list-level-properties text:list-level-position-and-space-mode="label-alignment" fo:text-align="end">
          <style:list-level-label-alignment text:label-followed-by="listtab" text:list-tab-stop-position="2.79cm" fo:text-indent="-0.395cm" fo:margin-left="2.79cm"/>
        </style:list-level-properties>
      </text:list-level-style-number>
      <text:list-level-style-number text:level="7" text:style-name="Numbering_20_Symbols" style:num-prefix="(" style:num-suffix=")" style:num-format="i" text:start-value="7">
        <style:list-level-properties text:list-level-position-and-space-mode="label-alignment" fo:text-align="end">
          <style:list-level-label-alignment text:label-followed-by="listtab" text:list-tab-stop-position="3.186cm" fo:text-indent="-0.395cm" fo:margin-left="3.186cm"/>
        </style:list-level-properties>
      </text:list-level-style-number>
      <text:list-level-style-number text:level="8" text:style-name="Numbering_20_Symbols" style:num-prefix="(" style:num-suffix=")" style:num-format="i" text:start-value="8">
        <style:list-level-properties text:list-level-position-and-space-mode="label-alignment" fo:text-align="end">
          <style:list-level-label-alignment text:label-followed-by="listtab" text:list-tab-stop-position="3.581cm" fo:text-indent="-0.395cm" fo:margin-left="3.581cm"/>
        </style:list-level-properties>
      </text:list-level-style-number>
      <text:list-level-style-number text:level="9" text:style-name="Numbering_20_Symbols" style:num-prefix="(" style:num-suffix=")" style:num-format="i" text:start-value="9">
        <style:list-level-properties text:list-level-position-and-space-mode="label-alignment" fo:text-align="end">
          <style:list-level-label-alignment text:label-followed-by="listtab" text:list-tab-stop-position="3.976cm" fo:text-indent="-0.395cm" fo:margin-left="3.976cm"/>
        </style:list-level-properties>
      </text:list-level-style-number>
      <text:list-level-style-number text:level="10" text:style-name="Numbering_20_Symbols" style:num-prefix="(" style:num-suffix=")" style:num-format="i" text:start-value="10">
        <style:list-level-properties text:list-level-position-and-space-mode="label-alignment" fo:text-align="end">
          <style:list-level-label-alignment text:label-followed-by="listtab" text:list-tab-stop-position="4.371cm" fo:text-indent="-0.395cm" fo:margin-left="4.37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OpenSymbol1"/>
      </text:list-level-style-bullet>
      <text:list-level-style-bullet text:level="2" text:style-name="Numbering_20_Symbols" text:bullet-char="•">
        <style:list-level-properties text:list-level-position-and-space-mode="label-alignment" fo:text-align="center">
          <style:list-level-label-alignment text:label-followed-by="listtab" text:list-tab-stop-position="3.5cm" fo:text-indent="-0.249cm" fo:margin-left="3.5cm"/>
        </style:list-level-properties>
        <style:text-properties style:font-name="OpenSymbol1"/>
      </text:list-level-style-bullet>
      <text:list-level-style-bullet text:level="3" text:style-name="Numbering_20_Symbols" text:bullet-char="•">
        <style:list-level-properties text:list-level-position-and-space-mode="label-alignment" fo:text-align="center">
          <style:list-level-label-alignment text:label-followed-by="listtab" text:list-tab-stop-position="4.001cm" fo:text-indent="-0.25cm" fo:margin-left="4.001cm"/>
        </style:list-level-properties>
        <style:text-properties style:font-name="OpenSymbol1"/>
      </text:list-level-style-bullet>
      <text:list-level-style-bullet text:level="4" text:style-name="Numbering_20_Symbols" text:bullet-char="•">
        <style:list-level-properties text:list-level-position-and-space-mode="label-alignment" fo:text-align="center">
          <style:list-level-label-alignment text:label-followed-by="listtab" text:list-tab-stop-position="4.5cm" fo:text-indent="-0.25cm" fo:margin-left="4.5cm"/>
        </style:list-level-properties>
        <style:text-properties style:font-name="OpenSymbol1"/>
      </text:list-level-style-bullet>
      <text:list-level-style-bullet text:level="5" text:style-name="Numbering_20_Symbols" text:bullet-char="•">
        <style:list-level-properties text:list-level-position-and-space-mode="label-alignment" fo:text-align="center">
          <style:list-level-label-alignment text:label-followed-by="listtab" text:list-tab-stop-position="5.001cm" fo:text-indent="-0.25cm" fo:margin-left="5.001cm"/>
        </style:list-level-properties>
        <style:text-properties style:font-name="OpenSymbol1"/>
      </text:list-level-style-bullet>
      <text:list-level-style-bullet text:level="6" text:style-name="Numbering_20_Symbols" text:bullet-char="•">
        <style:list-level-properties text:list-level-position-and-space-mode="label-alignment" fo:text-align="center">
          <style:list-level-label-alignment text:label-followed-by="listtab" text:list-tab-stop-position="5.5cm" fo:text-indent="-0.25cm" fo:margin-left="5.5cm"/>
        </style:list-level-properties>
        <style:text-properties style:font-name="OpenSymbol1"/>
      </text:list-level-style-bullet>
      <text:list-level-style-bullet text:level="7" text:style-name="Numbering_20_Symbols" text:bullet-char="•">
        <style:list-level-properties text:list-level-position-and-space-mode="label-alignment" fo:text-align="center">
          <style:list-level-label-alignment text:label-followed-by="listtab" text:list-tab-stop-position="6.001cm" fo:text-indent="-0.25cm" fo:margin-left="6.001cm"/>
        </style:list-level-properties>
        <style:text-properties style:font-name="OpenSymbol1"/>
      </text:list-level-style-bullet>
      <text:list-level-style-bullet text:level="8" text:style-name="Numbering_20_Symbols" text:bullet-char="•">
        <style:list-level-properties text:list-level-position-and-space-mode="label-alignment" fo:text-align="center">
          <style:list-level-label-alignment text:label-followed-by="listtab" text:list-tab-stop-position="6.5cm" fo:text-indent="-0.25cm" fo:margin-left="6.5cm"/>
        </style:list-level-properties>
        <style:text-properties style:font-name="OpenSymbol1"/>
      </text:list-level-style-bullet>
      <text:list-level-style-bullet text:level="9" text:style-name="Numbering_20_Symbols" text:bullet-char="•">
        <style:list-level-properties text:list-level-position-and-space-mode="label-alignment" fo:text-align="center">
          <style:list-level-label-alignment text:label-followed-by="listtab" text:list-tab-stop-position="7.001cm" fo:text-indent="-0.25cm" fo:margin-left="7.001cm"/>
        </style:list-level-properties>
        <style:text-properties style:font-name="OpenSymbol1"/>
      </text:list-level-style-bullet>
      <text:list-level-style-bullet text:level="10" text:style-name="Numbering_20_Symbols" text:bullet-char="•">
        <style:list-level-properties text:list-level-position-and-space-mode="label-alignment" fo:text-align="center">
          <style:list-level-label-alignment text:label-followed-by="listtab" text:list-tab-stop-position="7.5cm" fo:text-indent="0.249cm" fo:margin-left="7.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ja_20_Kodu" style:display-name="Numeracja Kodu">
      <text:list-level-style-number text:level="1" style:num-format="1">
        <style:list-level-properties text:list-level-position-and-space-mode="label-alignment" fo:text-align="end">
          <style:list-level-label-alignment text:label-followed-by="listtab" text:list-tab-stop-position="2.499cm" fo:text-indent="-0.249cm" fo:margin-left="2.499cm"/>
        </style:list-level-properties>
      </text:list-level-style-number>
      <text:list-level-style-number text:level="2"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ista_20_1_20_-_20_Conformance" style:display-name="Lista 1 - Conformance">
      <text:list-level-style-bullet text:level="1"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2"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3"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4"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5"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6"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7"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8"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9"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10"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style>
    <text:list-style style:name="Numeracja_20_6" style:display-name="Numeracja 6">
      <text:list-level-style-number text:level="1" text:style-name="Numbering_20_Symbols" style:num-prefix="(" style:num-suffix=")" style:num-format="a">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prefix="(" style:num-suffix=")" style:num-format="a">
        <style:list-level-properties text:list-level-position-and-space-mode="label-alignment" fo:text-align="end">
          <style:list-level-label-alignment text:label-followed-by="listtab" text:list-tab-stop-position="3.5cm" fo:text-indent="-0.249cm" fo:margin-left="3.5cm"/>
        </style:list-level-properties>
      </text:list-level-style-number>
      <text:list-level-style-number text:level="3" text:style-name="Numbering_20_Symbols" style:num-prefix="(" style:num-suffix=")" style:num-format="a">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af340e"/>
    </style:style>
    <style:style style:name="MP2" style:family="paragraph" style:parent-style-name="Footer">
      <style:text-properties officeooo:rsid="00466ec3" officeooo:paragraph-rsid="0154e9d9"/>
    </style:style>
    <style:style style:name="MP3" style:family="paragraph" style:parent-style-name="Header">
      <style:paragraph-properties fo:text-align="start" style:justify-single-word="false"/>
      <style:text-properties officeooo:paragraph-rsid="0093bd40"/>
    </style:style>
    <style:style style:name="MP4" style:family="paragraph" style:parent-style-name="Footer">
      <style:text-properties officeooo:rsid="00466ec3" officeooo:paragraph-rsid="01b14861"/>
    </style:style>
    <style:style style:name="MP5" style:family="paragraph" style:parent-style-name="Header">
      <style:paragraph-properties fo:text-align="start" style:justify-single-word="false"/>
      <style:text-properties officeooo:paragraph-rsid="00c7cb4b"/>
    </style:style>
    <style:style style:name="MP6" style:family="paragraph" style:parent-style-name="Footer">
      <style:text-properties officeooo:rsid="00466ec3" officeooo:paragraph-rsid="00c7cb4b"/>
    </style:style>
    <style:style style:name="MT1" style:family="text">
      <style:text-properties officeooo:rsid="0154e9d9"/>
    </style:style>
    <style:style style:name="MT2" style:family="text">
      <style:text-properties officeooo:rsid="00a65569"/>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9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cccccc" fo:border-left="none" fo:border-right="none" fo:padding="0.049cm" style:shadow="none" style:dynamic-spacing="false"/>
      </style:header-style>
      <style:footer-style>
        <style:header-footer-properties fo:min-height="0.998cm" fo:margin-left="0cm" fo:margin-right="0cm" fo:margin-top="0.499cm" fo:border-top="0.06pt solid #cccccc"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1.499cm" fo:margin-bottom="1.499cm" fo:margin-left="1cm" fo:margin-right="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cccccc" fo:border-left="none" fo:border-right="none" fo:padding="0.049cm" style:shadow="none" style:dynamic-spacing="false"/>
      </style:header-style>
      <style:footer-style>
        <style:header-footer-properties fo:min-height="0.998cm" fo:margin-left="0cm" fo:margin-right="0cm" fo:margin-top="0.499cm" fo:border-top="0.06pt solid #cccccc" fo:border-bottom="none" fo:border-left="none" fo:border-right="none" fo:padding="0.049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chapter text:display="number" text:outline-level="2">2</text:chapter> <text:chapter text:display="name" text:outline-level="2">Applications</text:chapter></text:p>
      </style:header>
      <style:footer>
        <text:p text:style-name="MP2"><text:tab/><text:span text:style-name="MT1">JAX-RS</text:span><text:tab/>page <text:page-number style:num-format="1" text:select-page="current">10</text:page-number>/<text:page-count style:num-format="1">10</text:page-count></text:p>
      </style:footer>
    </style:master-page>
    <style:master-page style:name="Domyślny_20_-_20_dodatki" style:display-name="Domyślny - dodatki" style:page-layout-name="Mpm2">
      <style:header>
        <text:p text:style-name="MP3"><text:chapter text:display="name" text:outline-level="2">Bibliography</text:chapter></text:p>
      </style:header>
      <style:footer>
        <text:p text:style-name="MP4"><text:tab/><text:span text:style-name="MT1">JAX-WS 2.2 Rev a</text:span><text:tab/>page <text:page-number style:num-format="1" text:select-page="current">152</text:page-number>/<text:page-count style:num-format="1">10</text:page-count></text:p>
      </style:footer>
    </style:master-page>
    <style:master-page style:name="First_20_Page" style:display-name="First Page" style:page-layout-name="Mpm3"/>
    <style:master-page style:name="Domyślny_20_-_20_rozdział_20_3" style:display-name="Domyślny - rozdział 3" style:page-layout-name="Mpm4">
      <style:header>
        <text:p text:style-name="MP5"><text:chapter text:display="number" text:outline-level="1"/> <text:chapter text:display="name" text:outline-level="1"/></text:p>
      </style:header>
      <style:footer>
        <text:p text:style-name="MP6"><text:tab/><text:span text:style-name="MT2">Java™ API for XML-based RPC JAX-RPC 1.1</text:span><text:tab/>page <text:page-number style:num-format="1" text:select-page="current"/>/<text:page-count style:num-format="1">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6T09:49:51.784000000</meta:creation-date>
    <meta:generator>LibreOffice/4.1.1.2$Windows_x86 LibreOffice_project/7e4286b58adc75a14f6d83f53a03b6c11fa2903</meta:generator>
    <dc:date>2013-09-26T11:06:25.078000000</dc:date>
    <meta:editing-duration>P8DT19H49M7S</meta:editing-duration>
    <meta:editing-cycles>396</meta:editing-cycles>
    <meta:document-statistic meta:table-count="0" meta:image-count="0" meta:object-count="0" meta:page-count="10" meta:paragraph-count="154" meta:word-count="2735" meta:character-count="18049" meta:non-whitespace-character-count="15516"/>
  </office:meta>
</office:document-meta>
</file>